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25in" table:align="left" style:writing-mode="lr-tb"/>
    </style:style>
    <style:style style:name="Table1.A" style:family="table-column">
      <style:table-column-properties style:column-width="1.8563in"/>
    </style:style>
    <style:style style:name="Table1.B" style:family="table-column">
      <style:table-column-properties style:column-width="2.6563in"/>
    </style:style>
    <style:style style:name="Table1.C" style:family="table-column">
      <style:table-column-properties style:column-width="2.3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3.5437in" style:type="center"/>
          <style:tab-stop style:position="5.8228in"/>
        </style:tab-stops>
      </style:paragraph-properties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P3" style:family="paragraph" style:parent-style-name="Standard">
      <style:text-properties fo:color="#000000" fo:font-size="11pt" style:font-size-asian="11pt" style:font-name-complex="Arial" style:font-size-complex="11pt"/>
    </style:style>
    <style:style style:name="P4" style:family="paragraph" style:parent-style-name="Standard">
      <style:paragraph-properties fo:margin-left="0in" fo:margin-right="0in" fo:margin-top="0in" fo:margin-bottom="0.0555in" loext:contextual-spacing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.0555in" loext:contextual-spacing="false" fo:text-align="center" style:justify-single-word="false" fo:hyphenation-ladder-count="no-limit" fo:text-indent="0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.0555in" loext:contextual-spacing="false" fo:text-indent="0in" style:auto-text-indent="false">
        <style:tab-stops>
          <style:tab-stop style:position="2.5in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.0555in" loext:contextual-spacing="false" fo:text-indent="0in" style:auto-text-indent="false"/>
      <style:text-properties fo:color="#000000" fo:font-size="11pt" style:font-size-asian="11pt" style:font-name-complex="Arial" style:font-size-complex="11pt"/>
    </style:style>
    <style:style style:name="P8" style:family="paragraph" style:parent-style-name="Standard">
      <style:paragraph-properties fo:margin-left="0in" fo:margin-right="0in" fo:margin-top="0in" fo:margin-bottom="0.0555in" loext:contextual-spacing="false" fo:text-indent="0in" style:auto-text-indent="false"/>
      <style:text-properties fo:color="#000000" fo:font-size="11pt" style:font-name-asian=".VnTime" style:font-size-asian="11pt" style:font-name-complex=".VnTime" style:font-size-complex="11pt"/>
    </style:style>
    <style:style style:name="P9" style:family="paragraph" style:parent-style-name="Standard">
      <style:paragraph-properties fo:margin-left="0in" fo:margin-right="0in" fo:margin-top="0in" fo:margin-bottom="0.0555in" loext:contextual-spacing="false" fo:text-indent="0in" style:auto-text-indent="false"/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.0555in" loext:contextual-spacing="false" fo:text-align="start" style:justify-single-word="false" fo:hyphenation-ladder-count="no-limit" fo:text-indent="0in" style:auto-text-indent="false">
        <style:tab-stops>
          <style:tab-stop style:position="-0.5in"/>
          <style:tab-stop style:position="5in" style:type="center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.0555in" loext:contextual-spacing="false" fo:text-indent="0in" style:auto-text-indent="false">
        <style:tab-stops>
          <style:tab-stop style:position="2.5in"/>
          <style:tab-stop style:position="3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.0555in" loext:contextual-spacing="false" fo:text-align="center" style:justify-single-word="false" fo:text-indent="0in" style:auto-text-indent="false" fo:keep-with-next="always"/>
      <style:text-properties fo:color="#000000" style:font-name="Arial" fo:font-size="14pt" fo:letter-spacing="0.0193in" fo:font-weight="bold" style:font-size-asian="14pt" style:font-weight-asian="bold" style:font-name-complex="Arial" style:font-size-complex="11pt"/>
    </style:style>
    <style:style style:name="P13" style:family="paragraph" style:parent-style-name="Standard">
      <style:paragraph-properties fo:margin-left="0in" fo:margin-right="0in" fo:margin-top="0.1665in" fo:margin-bottom="0.0555in" loext:contextual-spacing="false" fo:text-indent="0in" style:auto-text-indent="false"/>
    </style:style>
    <style:style style:name="P14" style:family="paragraph" style:parent-style-name="Standard">
      <style:paragraph-properties fo:margin-left="0in" fo:margin-right="0in" fo:margin-top="0.1665in" fo:margin-bottom="0.0555in" loext:contextual-spacing="false" fo:text-indent="0in" style:auto-text-indent="false">
        <style:tab-stops>
          <style:tab-stop style:position="6.198in"/>
        </style:tab-stops>
      </style:paragraph-properties>
    </style:style>
    <style:style style:name="P15" style:family="paragraph" style:parent-style-name="Standard">
      <style:paragraph-properties fo:margin-left="0in" fo:margin-right="0in" fo:margin-top="0.1665in" fo:margin-bottom="0.0555in" loext:contextual-spacing="false" fo:text-indent="0in" style:auto-text-indent="false"/>
      <style:text-properties fo:color="#000000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hyphenation-ladder-count="no-limit" fo:text-indent="0in" style:auto-text-indent="false">
        <style:tab-stops>
          <style:tab-stop style:position="-0.5in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text-align="center" style:justify-single-word="false" fo:hyphenation-ladder-count="no-limit" fo:text-indent="0in" style:auto-text-indent="false" style:snap-to-layout-grid="false">
        <style:tab-stops>
          <style:tab-stop style:position="-0.5in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line-height="110%" fo:text-indent="0in" style:auto-text-indent="false"/>
      <style:text-properties fo:color="#000000" style:font-name="Arial" fo:font-size="11pt" style:font-size-asian="11pt" style:font-name-complex="Arial" style:font-size-complex="11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000000" fo:font-size="11pt" style:font-size-asian="11pt" style:font-name-complex="Arial" style:font-size-complex="11pt"/>
    </style:style>
    <style:style style:name="P20" style:family="paragraph" style:parent-style-name="Standard">
      <style:paragraph-properties fo:margin-left="0in" fo:margin-right="0in" fo:margin-top="0.1665in" fo:margin-bottom="0.0835in" loext:contextual-spacing="false" fo:line-height="110%" fo:text-indent="0in" style:auto-text-indent="false">
        <style:tab-stops>
          <style:tab-stop style:position="4.5in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page"/>
      <style:text-properties fo:color="#000000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in" fo:margin-right="0in" fo:margin-top="0in" fo:margin-bottom="0.0555in" loext:contextual-spacing="false" fo:hyphenation-ladder-count="no-limit" fo:text-indent="0.0984in" style:auto-text-indent="false">
        <style:tab-stops>
          <style:tab-stop style:position="-0.5in"/>
        </style:tab-stops>
      </style:paragraph-properties>
      <style:text-properties fo:color="#000000"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in" fo:margin-bottom="0.0555in" loext:contextual-spacing="false" fo:text-align="end" style:justify-single-word="false" fo:hyphenation-ladder-count="no-limit" fo:text-indent="2.7563in" style:auto-text-indent="false">
        <style:tab-stops>
          <style:tab-stop style:position="-0.5in"/>
        </style:tab-stops>
      </style:paragraph-properties>
      <style:text-properties fo:color="#000000" style:font-name="Arial" fo:font-size="11pt" fo:font-style="italic" style:font-size-asian="11pt" style:font-style-asian="italic" style:font-name-complex="Arial" style:font-size-complex="11pt" fo:hyphenate="false" fo:hyphenation-remain-char-count="2" fo:hyphenation-push-char-count="2"/>
    </style:style>
    <style:style style:name="P24" style:family="paragraph" style:parent-style-name="Standard">
      <style:paragraph-properties fo:margin-left="0.5in" fo:margin-right="0in" fo:margin-top="0.0835in" fo:margin-bottom="0.0835in" loext:contextual-spacing="false" fo:line-height="150%" fo:text-indent="0in" style:auto-text-indent="false"/>
      <style:text-properties fo:background-color="transparent"/>
    </style:style>
    <style:style style:name="P25" style:family="paragraph" style:parent-style-name="Standard">
      <style:paragraph-properties fo:margin-left="0.5in" fo:margin-right="0in" fo:margin-top="0.0835in" fo:margin-bottom="0.0835in" loext:contextual-spacing="false" fo:line-height="150%" fo:text-indent="0in" style:auto-text-indent="false"/>
      <style:text-properties fo:color="#000000" style:font-name="Arial" fo:font-size="11pt" fo:background-color="transparent" style:font-size-asian="11pt" style:font-name-complex="Arial" style:font-size-complex="11pt"/>
    </style:style>
    <style:style style:name="P26" style:family="paragraph" style:parent-style-name="Standard">
      <style:paragraph-properties fo:margin-left="0in" fo:margin-right="0in" fo:margin-top="0.1665in" fo:margin-bottom="0.0835in" loext:contextual-spacing="false" fo:line-height="110%" fo:text-indent="0.25in" style:auto-text-indent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27" style:family="paragraph" style:parent-style-name="Standard" style:list-style-name="WW8Num9">
      <style:paragraph-properties fo:margin-top="0.1665in" fo:margin-bottom="0.0835in" loext:contextual-spacing="false" fo:line-height="110%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28" style:family="paragraph" style:parent-style-name="Standard" style:list-style-name="WW8Num2">
      <style:paragraph-properties fo:margin-top="0.0835in" fo:margin-bottom="0.0835in" loext:contextual-spacing="false" fo:line-height="150%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29" style:family="paragraph" style:parent-style-name="Standard" style:list-style-name="WW8Num7">
      <style:paragraph-properties fo:margin-top="0.1665in" fo:margin-bottom="0.0555in" loext:contextual-spacing="false" fo:text-align="start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30" style:family="paragraph" style:parent-style-name="Standard" style:list-style-name="WW8Num7">
      <style:paragraph-properties fo:margin-top="0.1665in" fo:margin-bottom="0.0555in" loext:contextual-spacing="false"/>
    </style:style>
    <style:style style:name="P31" style:family="paragraph" style:parent-style-name="Heading_20_2" style:master-page-name="Standard">
      <style:paragraph-properties fo:margin-top="0in" fo:margin-bottom="0.0555in" loext:contextual-spacing="false" fo:text-align="start" style:justify-single-word="false" style:page-number="auto"/>
      <style:text-properties style:font-name="Arial" fo:font-size="11pt" style:font-size-asian="11pt" style:font-name-complex="Arial" style:font-size-complex="11pt"/>
    </style:style>
    <style:style style:name="P32" style:family="paragraph" style:parent-style-name="Heading_20_2">
      <style:paragraph-properties fo:margin-top="0in" fo:margin-bottom="0.0555in" loext:contextual-spacing="false" fo:text-align="start" style:justify-single-word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Heading_20_2">
      <style:paragraph-properties fo:margin-left="0.5in" fo:margin-right="0in" fo:margin-top="0in" fo:margin-bottom="0.0555in" loext:contextual-spacing="false" fo:line-height="150%" fo:text-align="start" style:justify-single-word="false" fo:text-indent="0in" style:auto-text-indent="false"/>
      <style:text-properties fo:color="#000000" style:font-name="Arial" fo:font-size="11pt" fo:font-weight="normal" fo:background-color="transparent" style:font-size-asian="11pt" style:font-weight-asian="normal" style:font-name-complex="Arial" style:font-size-complex="11pt" style:font-weight-complex="normal"/>
    </style:style>
    <style:style style:name="T1" style:family="text"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T2" style:family="text"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T4" style:family="text">
      <style:text-properties fo:color="#000000" style:font-name="Arial" fo:font-size="11pt" fo:font-style="italic" style:font-name-asian="Arial" style:font-size-asian="11pt" style:font-style-asian="italic" style:font-name-complex="Arial" style:font-size-complex="11pt"/>
    </style:style>
    <style:style style:name="T5" style:family="text">
      <style:text-properties fo:color="#000000" style:font-name="Arial" fo:font-size="11pt" style:font-size-asian="11pt" style:font-name-complex="Arial" style:font-size-complex="11pt"/>
    </style:style>
    <style:style style:name="T6" style:family="text">
      <style:text-properties fo:color="#000000" style:font-name="Arial" fo:font-size="11pt" fo:font-style="normal" fo:font-weight="bold" style:font-size-asian="11pt" style:font-style-asian="normal" style:font-weight-asian="bold" style:font-name-complex="Arial" style:font-size-complex="11pt" style:font-style-complex="normal"/>
    </style:style>
    <style:style style:name="T7" style:family="text">
      <style:text-properties fo:color="#000000" style:font-name="Arial" fo:font-size="11pt" fo:font-style="normal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color="#000000" fo:font-size="11pt" style:font-size-asian="11pt" style:font-name-complex="Arial" style:font-size-complex="11pt"/>
    </style:style>
    <style:style style:name="T9" style:family="text">
      <style:text-properties fo:color="#000000" fo:font-size="11pt" style:font-name-asian=".VnTime" style:font-size-asian="11pt" style:font-name-complex=".VnTime" style:font-size-complex="11pt"/>
    </style:style>
    <style:style style:name="T10" style:family="text">
      <style:text-properties style:use-window-font-color="true" style:font-name="Arial1" fo:font-weight="normal" fo:background-color="transparent" loext:char-shading-value="0" style:font-name-asian="Arial1" style:font-size-asian="13pt" style:font-name-complex="Arial1"/>
    </style:style>
    <style:style style:name="fr1" style:family="graphic" style:parent-style-name="Frame">
      <style:graphic-properties fo:margin-left="0.1252in" fo:margin-right="0.1252in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<text:placeholder text:placeholder-type="text">&lt;for each='o in objects'&gt;</text:placeholder></text:h>
      <text:h text:style-name="P32" text:outline-level="2">Công ty TNHH THIẾT KẾ QUẬN TÁM <text:s text:c="22"/>Cộng hòa xã hội chủ nghĩa Việt Nam</text:h>
      <text:p text:style-name="P10">Số: <text:placeholder text:placeholder-type="text">&lt;o.name&gt;</text:placeholder><text:tab/>Độc lập – Tự do – Hạnh phúc</text:p>
      <text:p text:style-name="P5"><text:span text:style-name="T9"><text:s text:c="16"/></text:span><text:span text:style-name="T8"><text:tab/><text:tab/><text:tab/> <text:s text:c="6"/>-----------o0o-----------</text:span></text:p>
      <text:p text:style-name="P23">TP Hồ Chí Minh, ngày <text:placeholder text:placeholder-type="text">&lt;get_day(today()).day&gt;</text:placeholder> tháng <text:placeholder text:placeholder-type="text">&lt;get_day(today()).month&gt;</text:placeholder> năm <text:placeholder text:placeholder-type="text">&lt;get_day(today()).year&gt;</text:placeholder></text:p>
      <text:p text:style-name="P22"/>
      <text:p text:style-name="P12">PHỤ LỤC HỢP ĐỒNG LAO ĐỘNG</text:p>
      <text:p text:style-name="P1"><text:span text:style-name="T4"><text:s/></text:span><text:span text:style-name="T3">(Ban hành theo thông tư số 21/2003/TT-BLĐTBXH ngày 22/9/2003</text:span></text:p>
      <text:p text:style-name="P2">của Bộ Lao động - Thương binh và Xã hội)</text:p>
      <text:p text:style-name="P14"><text:span text:style-name="T5">Chúng tôi</text:span><text:span text:style-name="T3">, <text:tab/></text:span></text:p>
      <text:p text:style-name="P13"><text:span text:style-name="T5">Một bên là Ông: <text:tab/></text:span><text:span text:style-name="T2">CHEW DARREN SCOTT</text:span><text:span text:style-name="T5"> <text:s text:c="4"/></text:span></text:p>
      <text:p text:style-name="P4"><text:span text:style-name="T5">Quốc tịch</text:span><text:span text:style-name="T3">:</text:span><text:span text:style-name="T5"> <text:tab/><text:tab/>Úc <text:s text:c="29"/><text:tab/><text:tab/><text:tab/>Chức vụ: Tổng Giám Đốc</text:span></text:p>
      <text:p text:style-name="P4"><text:span text:style-name="T5">Đại diện cho:<text:tab/><text:tab/></text:span><text:span text:style-name="T1">Công ty TNHH THIẾT KẾ QUẬN TÁM</text:span></text:p>
      <text:p text:style-name="P9">Điện thoại: <text:tab/><text:tab/>08. 38170310</text:p>
      <text:p text:style-name="P18">Địa chỉ: <text:tab/><text:tab/><text:span text:style-name="Default_20_Paragraph_20_Font"><text:span text:style-name="T10">E4/52, Quốc lộ 1A, Phường Bình Trị Đông B, Quận Bình Tân, TP.HCM</text:span></text:span></text:p>
      <text:p text:style-name="P20"><text:span text:style-name="T5">Và một bên là Ông/Bà: </text:span><text:span text:style-name="T2"><text:placeholder text:placeholder-type="text">&lt;upper(o.employee_id.name)&gt;</text:placeholder></text:span><text:span text:style-name="T5"><text:tab/>MSNV: </text:span><text:span text:style-name="T1"><text:placeholder text:placeholder-type="text">&lt;o.employee_id.internal_code&gt;</text:placeholder></text:span></text:p>
      <text:p text:style-name="P4"><text:span text:style-name="T5">Quốc tịch: <text:s/></text:span><text:span text:style-name="T1">Việt Nam</text:span></text:p>
      <text:p text:style-name="P6"><text:span text:style-name="T5">Sinh ngày</text:span><text:span text:style-name="T3">: </text:span><text:span text:style-name="T7"><text:placeholder text:placeholder-type="text">&lt;o.employee_id.birthday or ''&gt;</text:placeholder></text:span><text:span text:style-name="T3"><text:tab/><text:tab/></text:span><text:span text:style-name="T5">Tại</text:span><text:span text:style-name="T3">:</text:span><text:span text:style-name="T5"> </text:span><text:span text:style-name="T7"><text:placeholder text:placeholder-type="text">&lt;o.employee_id.place_of_birth&gt;</text:placeholder></text:span></text:p>
      <text:p text:style-name="P6"><text:span text:style-name="T5">Nghề nghiệp</text:span><text:span text:style-name="T3">: </text:span><text:span text:style-name="T7"><text:placeholder text:placeholder-type="text">&lt;o.employee_id.job_id.name_vn or ''&gt;</text:placeholder></text:span><text:span text:style-name="T6"><text:tab/><text:tab/></text:span></text:p>
      <text:p text:style-name="P6"><text:span text:style-name="T5">Bộ phận làm việc</text:span><text:span text:style-name="T3">: </text:span><text:span text:style-name="T7"><text:placeholder text:placeholder-type="text">&lt;o.employee_id.department_id.name_vn or ''&gt;</text:placeholder></text:span></text:p>
      <text:p text:style-name="P4"><text:span text:style-name="T5">Địa chỉ thường trú:</text:span><text:span text:style-name="T3"> </text:span><text:span text:style-name="T7"><text:placeholder text:placeholder-type="text">&lt;o.employee_id.home_address or ''&gt;</text:placeholder></text:span></text:p>
      <text:p text:style-name="P11"><text:span text:style-name="T5">Số CMND: </text:span><text:span text:style-name="T7"><text:placeholder text:placeholder-type="text">&lt;o.employee_id.identification_id&gt;</text:placeholder></text:span><text:span text:style-name="T5"><text:tab/><text:tab/>Cấp ngày</text:span><text:span text:style-name="T3">: </text:span><text:span text:style-name="T7"><text:placeholder text:placeholder-type="text">&lt;o.employee_id.id_issue_date and formatLang(o.employee_id.id_issue_date, date=True) or ''&gt;</text:placeholder></text:span><text:span text:style-name="T5"><text:tab/><text:tab/>Tại</text:span><text:span text:style-name="T3">: </text:span><text:span text:style-name="T7"><text:placeholder text:placeholder-type="text">&lt;o.employee_id.id_issue_place or ''&gt;</text:placeholder></text:span></text:p>
      <text:p text:style-name="P13"><text:span text:style-name="T5">Căn cứ Hợp đồng lao động số </text:span><text:span text:style-name="T1"><text:placeholder text:placeholder-type="text">&lt;o.name&gt;</text:placeholder></text:span><text:span text:style-name="T5"> ký ngày </text:span><text:span text:style-name="T2"><text:placeholder text:placeholder-type="text">&lt;formatLang(o.contract_ref_id.date_start, date=True) or ''&gt;</text:placeholder></text:span><text:span text:style-name="T5"> thời hạn </text:span><text:span text:style-name="T2"><text:placeholder text:placeholder-type="text">&lt;o.type_id and o.type_id.name or ''&gt;</text:placeholder></text:span><text:span text:style-name="T1"> </text:span><text:span text:style-name="T5">và nhu cầu sử dụng lao động, hai bên cùng nhau thỏa thuận bổ sung vào hợp đồng lao động mà hai bên đã ký kết như sau:</text:span></text:p>
      <text:list xml:id="list2706270627489664555" text:style-name="WW8Num9">
        <text:list-item>
          <text:p text:style-name="P27">Nội dung thay đổi: </text:p>
        </text:list-item>
      </text:list>
      <text:list xml:id="list2802131411183140583" text:style-name="WW8Num2">
        <text:list-item>
          <text:p text:style-name="P28">Lương gross: <text:placeholder text:placeholder-type="text">&lt;formatLang(o.wage, digits=0) or '0'&gt;</text:placeholder> đồng/tháng. </text:p>
        </text:list-item>
      </text:list>
      <text:p text:style-name="P25"><text:placeholder text:placeholder-type="text">&lt;if test='o.payslip_parameter_group_id'&gt;</text:placeholder></text:p>
      <text:h text:style-name="P33" text:outline-level="2"><text:placeholder text:placeholder-type="text">&lt;for each='line in get_parameter_group(o.payslip_parameter_group_id.id)'&gt;</text:placeholder></text:h>
      <text:p text:style-name="P24"><text:span text:style-name="T2"><text:placeholder text:placeholder-type="text">&lt;line.name&gt;</text:placeholder></text:span><text:span text:style-name="T5">: </text:span><text:span text:style-name="T1"><text:placeholder text:placeholder-type="text">&lt;formatLang(line.value, digits=0) or '0'&gt;</text:placeholder></text:span><text:span text:style-name="T5"> </text:span><text:span text:style-name="T2">đồng/tháng</text:span><text:span text:style-name="T5"> </text:span></text:p>
      <text:p text:style-name="P25"><text:placeholder text:placeholder-type="text">&lt;/for&gt;</text:placeholder></text:p>
      <text:p text:style-name="P25"><text:placeholder text:placeholder-type="text">&lt;/if&gt;</text:placeholder></text:p>
      <text:p text:style-name="P26">2. Thời gian có hiệu lực: </text:p>
      <text:list xml:id="list7016543018107493692" text:style-name="WW8Num7">
        <text:list-item>
          <text:p text:style-name="P29">Từ ngày: <text:s/><text:placeholder text:placeholder-type="text">&lt;get_day(o.date_start).day&gt;</text:placeholder>/<text:placeholder text:placeholder-type="text">&lt;get_day(o.date_start).month&gt;</text:placeholder>/<text:placeholder text:placeholder-type="text">&lt;get_day(o.date_start).year&gt;</text:placeholder></text:p>
        </text:list-item>
        <text:list-item>
          <text:p text:style-name="P30"><text:span text:style-name="T5">Phụ lục này là một bộ phận của hợp đồng lao động số </text:span><text:span text:style-name="T1"><text:placeholder text:placeholder-type="text">&lt;o.name&gt;</text:placeholder></text:span><text:span text:style-name="T5"> , được làm thành hai bản có giá trị như nhau, mỗi bên giữ một bản và là cơ sở để giải quyết khi có tranh chấp lao động. </text:span></text:p>
        </text:list-item>
      </text:list>
      <text:p text:style-name="P8"><text:s/></text:p>
      <text:p text:style-name="P15"><draw:frame draw:style-name="fr1" draw:name="Frame1" text:anchor-type="paragraph" svg:y="-0.0555in" svg:width="6.8252in" draw:z-index="0"><draw:text-box fo:min-height="0.0228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6">Người lao động</text:p><text:p text:style-name="P16"/><text:p text:style-name="P16"/><text:p text:style-name="P16"/><text:p text:style-name="P16"/><text:p text:style-name="P16"><text:placeholder text:placeholder-type="text">&lt;upper(o.employee_id.name)&gt;</text:placeholder></text:p></table:table-cell><table:table-cell table:style-name="Table1.A1" office:value-type="string"><text:p text:style-name="P17"/></table:table-cell><table:table-cell table:style-name="Table1.A1" office:value-type="string"><text:p text:style-name="P16">Người sử dụng lao động</text:p><text:p text:style-name="P16"/><text:p text:style-name="P16"/><text:p text:style-name="P16"/><text:p text:style-name="P16"/><text:p text:style-name="P16"/></table:table-cell></table:table-row></table:table></draw:text-box></draw:frame><text:soft-page-break/></text:p>
      <text:p text:style-name="P15"/>
      <text:p text:style-name="P15"/>
      <text:p text:style-name="P7"/>
      <text:p text:style-name="P19"/>
      <text:p text:style-name="P3"/>
      <text:p text:style-name="P3"/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0835in" loext:contextual-spacing="false" fo:text-align="justify" style:justify-single-word="false" fo:orphans="2" fo:widows="2" fo:text-indent="0.3937in" style:auto-text-indent="false" style:writing-mode="lr-tb"/>
      <style:text-properties fo:color="#0000ff" style:font-name=".VnTime" fo:font-family=".VnTime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.VnTime" style:font-family-complex=".VnTime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in" fo:margin-bottom="0in" loext:contextual-spacing="false" fo:text-align="center" style:justify-single-word="false" fo:orphans="0" fo:widows="0" fo:text-indent="0in" style:auto-text-indent="false" fo:keep-with-next="always"/>
      <style:text-properties fo:color="#000000" fo:font-size="14pt" fo:font-weight="bold" style:font-size-asian="14pt" style:font-weight-asian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fo:color="#000000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WW8Num1z0" style:family="text">
      <style:text-properties fo:color="#000000" style:font-name="Arial" fo:font-family="Arial" style:font-family-generic="swiss" style:font-pitch="variable" fo:font-size="11pt" fo:font-style="normal" style:font-name-asian="Times New Roman" style:font-family-asian="'Times New Roman'" style:font-family-generic-asian="roman" style:font-pitch-asian="variable" style:font-size-asian="11pt" style:font-style-asian="normal" style:font-name-complex="Arial" style:font-family-complex="Arial" style:font-family-generic-complex="swiss" style:font-pitch-complex="variable" style:font-size-complex="11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font-style="normal" style:font-style-asian="norm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fo:font-style="normal" style:font-style-asian="norma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Arial" fo:font-family="Arial" style:font-family-generic="swiss" style:font-pitch="variable" fo:font-style="normal" style:font-name-asian="Times New Roman" style:font-family-asian="'Times New Roman'" style:font-family-generic-asian="roman" style:font-pitch-asian="variable" style:font-style-asian="normal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fo:color="#000000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Calibri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0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756in" fo:margin-bottom="0.5626in" fo:margin-left="0.7874in" fo:margin-right="0.393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Éu sè 2</dc:title>
    <meta:creation-date>2016-03-01T10:19:13.895098114</meta:creation-date>
    <dc:date>2017-09-13T11:07:46.038576899</dc:date>
    <meta:print-date>2014-02-19T16:57:00</meta:print-date>
    <meta:editing-cycles>93</meta:editing-cycles>
    <meta:editing-duration>PT5H4M46S</meta:editing-duration>
    <meta:generator>LibreOffice/5.2.3.2$Linux_X86_64 LibreOffice_project/20m0$Build-2</meta:generator>
    <meta:document-statistic meta:table-count="1" meta:image-count="0" meta:object-count="0" meta:page-count="3" meta:paragraph-count="37" meta:word-count="303" meta:character-count="2152" meta:non-whitespace-character-count="1779"/>
  </office:meta>
</office:document-meta>
</file>